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cd294"/>
    </style:style>
    <style:style style:name="P3" style:family="paragraph" style:parent-style-name="Standard">
      <style:paragraph-properties fo:text-align="end" style:justify-single-word="false"/>
      <style:text-properties officeooo:paragraph-rsid="00240cf6"/>
    </style:style>
    <style:style style:name="P4" style:family="paragraph" style:parent-style-name="Standard">
      <style:paragraph-properties fo:text-align="justify" style:justify-single-word="false"/>
      <style:text-properties officeooo:paragraph-rsid="001cd294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7e804"/>
    </style:style>
    <style:style style:name="P7" style:family="paragraph" style:parent-style-name="Standard">
      <style:paragraph-properties fo:text-align="justify" style:justify-single-word="false"/>
      <style:text-properties officeooo:paragraph-rsid="00223a23"/>
    </style:style>
    <style:style style:name="P8" style:family="paragraph" style:parent-style-name="Standard">
      <style:paragraph-properties fo:text-align="justify" style:justify-single-word="false"/>
      <style:text-properties officeooo:paragraph-rsid="00240cf6"/>
    </style:style>
    <style:style style:name="P9" style:family="paragraph" style:parent-style-name="Standard">
      <style:paragraph-properties fo:text-align="justify" style:justify-single-word="false"/>
      <style:text-properties officeooo:rsid="0017e804" officeooo:paragraph-rsid="0017e804"/>
    </style:style>
    <style:style style:name="P10" style:family="paragraph" style:parent-style-name="Standard">
      <style:paragraph-properties fo:text-align="justify" style:justify-single-word="false"/>
      <style:text-properties officeooo:rsid="0020ede1" officeooo:paragraph-rsid="0020ede1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size="13pt" style:font-size-asian="13pt"/>
    </style:style>
    <style:style style:name="P12" style:family="paragraph" style:parent-style-name="Standard">
      <style:text-properties officeooo:rsid="0012293e" officeooo:paragraph-rsid="00240cf6"/>
    </style:style>
    <style:style style:name="P13" style:family="paragraph" style:parent-style-name="Standard">
      <style:text-properties officeooo:rsid="00240cf6" officeooo:paragraph-rsid="00240cf6"/>
    </style:style>
    <style:style style:name="P14" style:family="paragraph" style:parent-style-name="Standard">
      <style:paragraph-properties fo:text-align="justify" style:justify-single-word="false"/>
      <style:text-properties officeooo:rsid="00240cf6" officeooo:paragraph-rsid="00240cf6"/>
    </style:style>
    <style:style style:name="P15" style:family="paragraph" style:parent-style-name="Standard">
      <style:paragraph-properties fo:text-align="center" style:justify-single-word="false" fo:break-before="page"/>
      <style:text-properties fo:font-size="11pt" officeooo:rsid="00240cf6" officeooo:paragraph-rsid="00240cf6" style:font-size-asian="11pt" style:font-size-complex="11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3pt" style:font-size-asian="13pt" style:font-size-complex="13pt"/>
    </style:style>
    <style:style style:name="T3" style:family="text">
      <style:text-properties style:font-name="Comic Sans MS" fo:font-size="13pt" officeooo:rsid="0017e804" style:font-size-asian="13pt" style:font-size-complex="13pt"/>
    </style:style>
    <style:style style:name="T4" style:family="text">
      <style:text-properties style:font-name="Comic Sans MS" fo:font-size="13pt" officeooo:rsid="001cd294" style:font-size-asian="13pt" style:font-size-complex="13pt"/>
    </style:style>
    <style:style style:name="T5" style:family="text">
      <style:text-properties style:font-name="Comic Sans MS" fo:font-size="13pt" officeooo:rsid="001f503b" style:font-size-asian="13pt" style:font-size-complex="13pt"/>
    </style:style>
    <style:style style:name="T6" style:family="text">
      <style:text-properties style:font-name="Comic Sans MS" fo:font-size="13pt" officeooo:rsid="00223a23" style:font-size-asian="13pt" style:font-size-complex="13pt"/>
    </style:style>
    <style:style style:name="T7" style:family="text">
      <style:text-properties style:font-name="Comic Sans MS" fo:font-size="13pt" officeooo:rsid="00240cf6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ÖrömÁramlás</text:p>
      <text:p text:style-name="P12"><text:a xlink:type="simple" xlink:href="http://www.oromaramlas.hu/" text:style-name="Internet_20_link" text:visited-style-name="Visited_20_Internet_20_Link">www.oromaramlas.hu</text:a></text:p>
      <text:p text:style-name="P12"/>
      <text:p text:style-name="P12">ÖrömForrás</text:p>
      <text:p text:style-name="P12"><text:a xlink:type="simple" xlink:href="http://www.oromforras.hu/" text:style-name="Internet_20_link" text:visited-style-name="Visited_20_Internet_20_Link">www.oromforras.hu</text:a></text:p>
      <text:p text:style-name="P12"/>
      <text:p text:style-name="P12"/>
      <text:p text:style-name="P12">könnyedség, öröm, áramlás, jelenlét, önvaló</text:p>
      <text:p text:style-name="P12"/>
      <text:p text:style-name="P13">Holisztikus mentor</text:p>
      <text:p text:style-name="P12">Holisztikus tanácsadó</text:p>
      <text:p text:style-name="P12">Holisztikus segítő</text:p>
      <text:p text:style-name="P12"/>
      <text:p text:style-name="P12"/>
      <text:p text:style-name="P12"/>
      <text:p text:style-name="P8"><text:span text:style-name="T2">És, hogy mi is az az ÖrömForrás?</text:span><text:span text:style-name="T2"/></text:p>
      <text:p text:style-name="P8"><text:span text:style-name="T2"/></text:p>
      <text:p text:style-name="P3"><text:span text:style-name="T4">„Forrásod legyen az öröm!”</text:span><text:span text:style-name="T2"/></text:p>
      <text:p text:style-name="P15"><text:span text:style-name="T1">Milyen az amikor áramlásban, örömmel éljük az életünk?</text:span></text:p>
      <text:p text:style-name="P11"/>
      <text:p text:style-name="P3"><text:span text:style-name="T4"/></text:p>
      <text:p text:style-name="P8"/>
      <text:p text:style-name="P2"><text:span text:style-name="T2">„</text:span><text:span text:style-name="T4">Az öröm belülről fakad!”</text:span><text:span text:style-name="T2"/></text:p>
      <text:p text:style-name="P14"><text:span text:style-name="T2"/></text:p>
      <text:p text:style-name="P4"/>
      <text:p text:style-name="P4"><text:span text:style-name="T2"/></text:p>
      <text:p text:style-name="P7"><text:span text:style-name="T2">És, hogy mi is az az Öröm</text:span><text:span text:style-name="T6">Áraml</text:span><text:span text:style-name="T2">ás?</text:span><text:span text:style-name="T2"/></text:p>
      <text:p text:style-name="P1"><text:span text:style-name="T2">Sok mindenben örömünket lelhetjük az életben. </text:span><text:span text:style-name="T3">A párunkban, egy</text:span><text:span text:style-name="T2"> gyermekben, egy kutyában, egy különleges pillanatban, és sorolhatnám a végtelenségig. Ki, mikor és miben leli az örömét. De ezek általában mulandóak. Amire én hívlak téged, hogy tapasztald meg a valódi, belső, ok nélküli örömérzést. Amikor nincs oka, nincs tárgya az örömnek, csak ott belül érzed a derűt, az örömöt, pedig nem történt veled semmi különös, sőt még az is lehet, hogy mellette kihívásaid, megoldandó feladataid, nehézségeid vannak az életben. </text:span><text:span text:style-name="T2"/></text:p>
      <text:p text:style-name="P6"><text:span text:style-name="T3">Amikor elindulsz, vagy tovább haladsz az önmegismerés útján, egyre inkább rálátsz magadra, a személyiségedre, hogy milyen energiákkal érkeztél ide a földre, kioldódnak a vélt vagy valós blokkjaid. </text:span><text:span text:style-name="T7">Majd e</text:span><text:span text:style-name="T3">lkezded kintebbről szemlélni az eseményeket, önmagadat, az életedet. </text:span><text:span text:style-name="T7">Áramlásba kerülsz.</text:span><text:span text:style-name="T3"> Beletágulsz a végtelen lényedbe </text:span><text:span text:style-name="T2">…</text:span><text:span text:style-name="T2"/></text:p>
      <text:p text:style-name="P6"><text:span text:style-name="T3">És egyszer</text:span><text:span text:style-name="T2"> „csak úgy” megtörténik az emberrel... Amikor a jelenben tudunk lenni, kapcsolódunk a Forrással, a belső forrásunkkal, valódi önmagunkkal, akkor csak úgy… megtörténik. Valami mérhetetlen nyugalom, </text:span><text:span text:style-name="T5">derű, </text:span><text:span text:style-name="T2">öröm árasztja el az embert… </text:span><text:span text:style-name="T2"/></text:p>
      <text:p text:style-name="P6"><text:span text:style-name="T2"/></text:p>
      <text:p text:style-name="P6"><text:span text:style-name="T2"/></text:p>
      <text:p text:style-name="P14"><text:span text:style-name="T2"/></text:p>
      <text:p text:style-name="P1"/>
      <text:p text:style-name="P1"/>
      <text:p text:style-name="P9"><text:a xlink:type="simple" xlink:href="mailto:info@oromforras.hu" text:style-name="Internet_20_link" text:visited-style-name="Visited_20_Internet_20_Link"><text:span text:style-name="T2">info@oromforras.hu</text:span></text:a><text:span text:style-name="T2"/></text:p>
      <text:p text:style-name="P9"><text:span text:style-name="T2"/></text:p>
      <text:p text:style-name="P10"><text:a xlink:type="simple" xlink:href="mailto:info@oromaramlas.hu" text:style-name="Internet_20_link" text:visited-style-name="Visited_20_Internet_20_Link"><text:span text:style-name="T2">info@oromaramlas.hu</text:span></text:a><text:span text:style-name="T2"/></text:p>
      <text:p text:style-name="P10"><text:span text:style-name="T2"/></text:p>
      <text:p text:style-name="P14"><text:span text:style-name="T2">oromaramlas@gmail.com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u" style:country-asian="H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ál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ldikó</meta:initial-creator>
    <meta:editing-cycles>11</meta:editing-cycles>
    <meta:creation-date>2023-01-03T17:51:00</meta:creation-date>
    <dc:date>2024-11-01T22:11:53.543000000</dc:date>
    <meta:editing-duration>PT6H53M39S</meta:editing-duration>
    <meta:generator>LibreOffice/7.4.6.2$Windows_X86_64 LibreOffice_project/5b1f5509c2decdade7fda905e3e1429a67acd63d</meta:generator>
    <meta:document-statistic meta:table-count="0" meta:image-count="0" meta:object-count="0" meta:page-count="2" meta:paragraph-count="19" meta:word-count="202" meta:character-count="1469" meta:non-whitespace-character-count="1284"/>
    <meta:user-defined meta:name="AppVersion">15.0000</meta:user-defined>
    <meta:template xlink:type="simple" xlink:actuate="onRequest" xlink:title="Normal" xlink:href=""/>
  </office:meta>
</office:document-meta>
</file>